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7.2611in" fo:margin-left="0in" fo:margin-top="0in" fo:margin-bottom="0in" table:align="left" style:writing-mode="lr-tb"/>
    </style:style>
    <style:style style:name="Table2.A" style:family="table-column">
      <style:table-column-properties style:column-width="7.261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2.A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1" style:family="table">
      <style:table-properties style:width="7.2611in" fo:margin-left="0in" fo:margin-top="0in" fo:margin-bottom="0in" table:align="left" style:writing-mode="lr-tb"/>
    </style:style>
    <style:style style:name="Table1.A" style:family="table-column">
      <style:table-column-properties style:column-width="7.261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A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" style:family="table">
      <style:table-properties style:width="7.2611in" fo:margin-left="0in" fo:margin-top="0in" fo:margin-bottom="0in" table:align="left" style:writing-mode="lr-tb"/>
    </style:style>
    <style:style style:name="Table6.A" style:family="table-column">
      <style:table-column-properties style:column-width="7.2611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0"/>
    </style:style>
    <style:style style:name="Table6.A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3" style:family="table">
      <style:table-properties style:width="7.2611in" fo:margin-left="0in" fo:margin-top="0in" fo:margin-bottom="0in" table:align="left" style:writing-mode="lr-tb"/>
    </style:style>
    <style:style style:name="Table3.A" style:family="table-column">
      <style:table-column-properties style:column-width="7.261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3.A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4" style:family="table">
      <style:table-properties style:width="7.2611in" fo:margin-left="0in" fo:margin-top="0in" fo:margin-bottom="0in" table:align="left" style:writing-mode="lr-tb"/>
    </style:style>
    <style:style style:name="Table4.A" style:family="table-column">
      <style:table-column-properties style:column-width="7.261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0"/>
    </style:style>
    <style:style style:name="Table4.A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5" style:family="table">
      <style:table-properties style:width="7.2611in" fo:margin-left="0in" fo:margin-top="0in" fo:margin-bottom="0in" table:align="left" style:writing-mode="lr-tb"/>
    </style:style>
    <style:style style:name="Table5.A" style:family="table-column">
      <style:table-column-properties style:column-width="7.261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0"/>
    </style:style>
    <style:style style:name="Table5.A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7" style:family="table">
      <style:table-properties style:width="7.2611in" fo:margin-left="0in" fo:margin-top="0in" fo:margin-bottom="0in" table:align="left" style:writing-mode="lr-tb"/>
    </style:style>
    <style:style style:name="Table7.A" style:family="table-column">
      <style:table-column-properties style:column-width="7.2611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0"/>
    </style:style>
    <style:style style:name="Table7.A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8" style:family="table">
      <style:table-properties style:width="7.2611in" fo:margin-left="0in" fo:margin-top="0in" fo:margin-bottom="0in" table:align="left" style:writing-mode="lr-tb"/>
    </style:style>
    <style:style style:name="Table8.A" style:family="table-column">
      <style:table-column-properties style:column-width="7.2611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0"/>
    </style:style>
    <style:style style:name="Table8.A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9" style:family="table">
      <style:table-properties style:width="7.2611in" fo:margin-left="0in" fo:margin-top="0in" fo:margin-bottom="0in" table:align="left" style:writing-mode="lr-tb"/>
    </style:style>
    <style:style style:name="Table9.A" style:family="table-column">
      <style:table-column-properties style:column-width="7.2611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0"/>
    </style:style>
    <style:style style:name="Table9.A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10" style:family="table">
      <style:table-properties style:width="7.2611in" fo:margin-left="0in" fo:margin-top="0in" fo:margin-bottom="0in" table:align="left" style:writing-mode="lr-tb"/>
    </style:style>
    <style:style style:name="Table10.A" style:family="table-column">
      <style:table-column-properties style:column-width="7.2611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85in" fo:padding-right="0.075in" fo:padding-top="0in" fo:padding-bottom="0in" fo:border="0.5pt solid #000000"/>
    </style:style>
    <style:style style:name="Table10.A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11" style:family="table">
      <style:table-properties style:width="7.2611in" fo:margin-left="0in" fo:margin-top="0in" fo:margin-bottom="0in" table:align="left" style:writing-mode="lr-tb"/>
    </style:style>
    <style:style style:name="Table11.A" style:family="table-column">
      <style:table-column-properties style:column-width="7.2611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85in" fo:padding-right="0.075in" fo:padding-top="0in" fo:padding-bottom="0in" fo:border="0.5pt solid #000000"/>
    </style:style>
    <style:style style:name="Table11.A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>
        <style:tab-stops>
          <style:tab-stop style:position="2.6146in"/>
        </style:tab-stops>
      </style:paragraph-properties>
      <style:text-properties fo:color="#ce181e" officeooo:paragraph-rsid="0010f80c"/>
    </style:style>
    <style:style style:name="P2" style:family="paragraph" style:parent-style-name="Standard">
      <style:paragraph-properties>
        <style:tab-stops>
          <style:tab-stop style:position="2.6146in"/>
        </style:tab-stops>
      </style:paragraph-properties>
      <style:text-properties fo:color="#ce181e" style:font-name="Century Gothic" fo:font-size="14pt" fo:font-weight="bold" officeooo:rsid="001ac526" officeooo:paragraph-rsid="0010f80c" style:font-size-asian="14pt" style:font-weight-asian="bold"/>
    </style:style>
    <style:style style:name="P3" style:family="paragraph" style:parent-style-name="Standard">
      <style:paragraph-properties>
        <style:tab-stops>
          <style:tab-stop style:position="2.6146in"/>
        </style:tab-stops>
      </style:paragraph-properties>
      <style:text-properties fo:color="#ce181e" style:font-name="Century Gothic" fo:font-weight="bold" officeooo:rsid="00353cb3" officeooo:paragraph-rsid="00353cb3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2.6146in"/>
        </style:tab-stops>
      </style:paragraph-properties>
      <style:text-properties officeooo:paragraph-rsid="0010f80c"/>
    </style:style>
    <style:style style:name="P5" style:family="paragraph" style:parent-style-name="Standard">
      <style:paragraph-properties>
        <style:tab-stops>
          <style:tab-stop style:position="2.6146in"/>
        </style:tab-stops>
      </style:paragraph-properties>
      <style:text-properties officeooo:paragraph-rsid="00278ca4"/>
    </style:style>
    <style:style style:name="P6" style:family="paragraph" style:parent-style-name="Standard">
      <style:paragraph-properties>
        <style:tab-stops>
          <style:tab-stop style:position="2.6146in"/>
        </style:tab-stops>
      </style:paragraph-properties>
      <style:text-properties officeooo:paragraph-rsid="002b2644"/>
    </style:style>
    <style:style style:name="P7" style:family="paragraph" style:parent-style-name="Standard">
      <style:paragraph-properties>
        <style:tab-stops>
          <style:tab-stop style:position="2.6146in"/>
        </style:tab-stops>
      </style:paragraph-properties>
      <style:text-properties officeooo:paragraph-rsid="002e9c5c"/>
    </style:style>
    <style:style style:name="P8" style:family="paragraph" style:parent-style-name="Standard">
      <style:paragraph-properties>
        <style:tab-stops>
          <style:tab-stop style:position="2.6146in"/>
        </style:tab-stops>
      </style:paragraph-properties>
      <style:text-properties officeooo:paragraph-rsid="002f326c"/>
    </style:style>
    <style:style style:name="P9" style:family="paragraph" style:parent-style-name="Standard">
      <style:paragraph-properties>
        <style:tab-stops>
          <style:tab-stop style:position="2.6146in"/>
        </style:tab-stops>
      </style:paragraph-properties>
      <style:text-properties officeooo:paragraph-rsid="00308e3e"/>
    </style:style>
    <style:style style:name="P10" style:family="paragraph" style:parent-style-name="Standard">
      <style:paragraph-properties>
        <style:tab-stops>
          <style:tab-stop style:position="2.6146in"/>
        </style:tab-stops>
      </style:paragraph-properties>
      <style:text-properties officeooo:paragraph-rsid="00324c8f"/>
    </style:style>
    <style:style style:name="P11" style:family="paragraph" style:parent-style-name="Standard">
      <style:paragraph-properties>
        <style:tab-stops>
          <style:tab-stop style:position="2.6146in"/>
        </style:tab-stops>
      </style:paragraph-properties>
      <style:text-properties officeooo:paragraph-rsid="00336e50"/>
    </style:style>
    <style:style style:name="P12" style:family="paragraph" style:parent-style-name="Standard">
      <style:paragraph-properties>
        <style:tab-stops>
          <style:tab-stop style:position="2.6146in"/>
        </style:tab-stops>
      </style:paragraph-properties>
      <style:text-properties style:font-name="Century Gothic" fo:font-weight="bold" officeooo:paragraph-rsid="0010f80c" style:font-weight-asian="bold"/>
    </style:style>
    <style:style style:name="P13" style:family="paragraph" style:parent-style-name="Standard">
      <style:paragraph-properties>
        <style:tab-stops>
          <style:tab-stop style:position="2.6146in"/>
        </style:tab-stops>
      </style:paragraph-properties>
      <style:text-properties style:font-name="Century Gothic" fo:font-weight="bold" officeooo:paragraph-rsid="00278ca4" style:font-weight-asian="bold"/>
    </style:style>
    <style:style style:name="P14" style:family="paragraph" style:parent-style-name="Standard">
      <style:paragraph-properties>
        <style:tab-stops>
          <style:tab-stop style:position="2.6146in"/>
        </style:tab-stops>
      </style:paragraph-properties>
      <style:text-properties style:font-name="Century Gothic" fo:font-weight="bold" officeooo:paragraph-rsid="002b2644" style:font-weight-asian="bold"/>
    </style:style>
    <style:style style:name="P15" style:family="paragraph" style:parent-style-name="Standard">
      <style:paragraph-properties>
        <style:tab-stops>
          <style:tab-stop style:position="2.6146in"/>
        </style:tab-stops>
      </style:paragraph-properties>
      <style:text-properties style:font-name="Century Gothic" fo:font-weight="bold" officeooo:paragraph-rsid="002e9c5c" style:font-weight-asian="bold"/>
    </style:style>
    <style:style style:name="P16" style:family="paragraph" style:parent-style-name="Standard">
      <style:paragraph-properties>
        <style:tab-stops>
          <style:tab-stop style:position="2.6146in"/>
        </style:tab-stops>
      </style:paragraph-properties>
      <style:text-properties style:font-name="Century Gothic" fo:font-weight="bold" officeooo:paragraph-rsid="002f326c" style:font-weight-asian="bold"/>
    </style:style>
    <style:style style:name="P17" style:family="paragraph" style:parent-style-name="Standard">
      <style:paragraph-properties>
        <style:tab-stops>
          <style:tab-stop style:position="2.6146in"/>
        </style:tab-stops>
      </style:paragraph-properties>
      <style:text-properties style:font-name="Century Gothic" fo:font-weight="bold" officeooo:paragraph-rsid="00308e3e" style:font-weight-asian="bold"/>
    </style:style>
    <style:style style:name="P18" style:family="paragraph" style:parent-style-name="Standard">
      <style:paragraph-properties>
        <style:tab-stops>
          <style:tab-stop style:position="2.6146in"/>
        </style:tab-stops>
      </style:paragraph-properties>
      <style:text-properties style:font-name="Century Gothic" fo:font-weight="bold" officeooo:paragraph-rsid="00324c8f" style:font-weight-asian="bold"/>
    </style:style>
    <style:style style:name="P19" style:family="paragraph" style:parent-style-name="Standard">
      <style:paragraph-properties>
        <style:tab-stops>
          <style:tab-stop style:position="2.6146in"/>
        </style:tab-stops>
      </style:paragraph-properties>
      <style:text-properties style:font-name="Century Gothic" fo:font-weight="bold" officeooo:paragraph-rsid="00336e50" style:font-weight-asian="bold"/>
    </style:style>
    <style:style style:name="P20" style:family="paragraph" style:parent-style-name="Standard">
      <style:paragraph-properties>
        <style:tab-stops>
          <style:tab-stop style:position="2.6146in"/>
        </style:tab-stops>
      </style:paragraph-properties>
      <style:text-properties style:font-name="Century Gothic" fo:font-size="12pt" fo:font-weight="bold" officeooo:rsid="0025cda1" officeooo:paragraph-rsid="0010f80c" style:font-size-asian="10.5pt" style:font-weight-asian="bold" style:font-size-complex="12pt"/>
    </style:style>
    <style:style style:name="P21" style:family="paragraph" style:parent-style-name="Standard">
      <style:paragraph-properties>
        <style:tab-stops>
          <style:tab-stop style:position="2.6146in"/>
        </style:tab-stops>
      </style:paragraph-properties>
      <style:text-properties style:font-name="Century Gothic" fo:font-size="12pt" fo:font-weight="bold" officeooo:rsid="0025cda1" officeooo:paragraph-rsid="00278ca4" style:font-size-asian="10.5pt" style:font-weight-asian="bold" style:font-size-complex="12pt"/>
    </style:style>
    <style:style style:name="P22" style:family="paragraph" style:parent-style-name="Standard">
      <style:paragraph-properties>
        <style:tab-stops>
          <style:tab-stop style:position="2.6146in"/>
        </style:tab-stops>
      </style:paragraph-properties>
      <style:text-properties style:font-name="Century Gothic" fo:font-size="12pt" fo:font-weight="bold" officeooo:rsid="0025cda1" officeooo:paragraph-rsid="00308e3e" style:font-size-asian="10.5pt" style:font-weight-asian="bold" style:font-size-complex="12pt"/>
    </style:style>
    <style:style style:name="P23" style:family="paragraph" style:parent-style-name="Standard">
      <style:text-properties officeooo:paragraph-rsid="002b2644"/>
    </style:style>
    <style:style style:name="P24" style:family="paragraph" style:parent-style-name="Standard">
      <style:text-properties officeooo:paragraph-rsid="002e9c5c"/>
    </style:style>
    <style:style style:name="P25" style:family="paragraph" style:parent-style-name="Standard">
      <style:text-properties officeooo:paragraph-rsid="002f326c"/>
    </style:style>
    <style:style style:name="P26" style:family="paragraph" style:parent-style-name="Standard">
      <style:paragraph-properties>
        <style:tab-stops>
          <style:tab-stop style:position="2.6146in"/>
        </style:tab-stops>
      </style:paragraph-properties>
      <style:text-properties officeooo:rsid="002f326c" officeooo:paragraph-rsid="002f326c"/>
    </style:style>
    <style:style style:name="P27" style:family="paragraph" style:parent-style-name="Standard">
      <style:text-properties officeooo:paragraph-rsid="00324c8f"/>
    </style:style>
    <style:style style:name="P28" style:family="paragraph" style:parent-style-name="Standard">
      <style:text-properties officeooo:paragraph-rsid="00336e50"/>
    </style:style>
    <style:style style:name="P29" style:family="paragraph" style:parent-style-name="Standard">
      <style:paragraph-properties fo:break-before="page">
        <style:tab-stops>
          <style:tab-stop style:position="2.6146in"/>
        </style:tab-stops>
      </style:paragraph-properties>
      <style:text-properties fo:color="#ce181e" style:font-name="Century Gothic" fo:font-size="14pt" fo:font-weight="bold" officeooo:rsid="00278ca4" officeooo:paragraph-rsid="00278ca4" style:font-size-asian="14pt" style:font-weight-asian="bold"/>
    </style:style>
    <style:style style:name="P30" style:family="paragraph" style:parent-style-name="Standard">
      <style:paragraph-properties fo:break-before="page">
        <style:tab-stops>
          <style:tab-stop style:position="2.6146in"/>
        </style:tab-stops>
      </style:paragraph-properties>
      <style:text-properties fo:color="#ce181e" style:font-name="Century Gothic" fo:font-size="12pt" fo:font-weight="bold" officeooo:rsid="002cc71f" officeooo:paragraph-rsid="002cc71f" style:font-size-asian="10.5pt" style:font-weight-asian="bold" style:font-size-complex="12pt"/>
    </style:style>
    <style:style style:name="P31" style:family="paragraph" style:parent-style-name="Standard">
      <style:paragraph-properties fo:break-before="page">
        <style:tab-stops>
          <style:tab-stop style:position="2.6146in"/>
        </style:tab-stops>
      </style:paragraph-properties>
      <style:text-properties fo:color="#ce181e" style:font-name="Century Gothic" fo:font-size="12pt" fo:font-weight="bold" officeooo:rsid="002cc71f" officeooo:paragraph-rsid="002e9c5c" style:font-size-asian="10.5pt" style:font-weight-asian="bold" style:font-size-complex="12pt"/>
    </style:style>
    <style:style style:name="P32" style:family="paragraph" style:parent-style-name="Standard">
      <style:paragraph-properties fo:break-before="page">
        <style:tab-stops>
          <style:tab-stop style:position="2.6146in"/>
        </style:tab-stops>
      </style:paragraph-properties>
      <style:text-properties fo:color="#ce181e" style:font-name="Century Gothic" fo:font-size="12pt" fo:font-weight="bold" officeooo:rsid="002cc71f" officeooo:paragraph-rsid="002f326c" style:font-size-asian="10.5pt" style:font-weight-asian="bold" style:font-size-complex="12pt"/>
    </style:style>
    <style:style style:name="P33" style:family="paragraph" style:parent-style-name="Standard">
      <style:paragraph-properties fo:break-before="page">
        <style:tab-stops>
          <style:tab-stop style:position="2.6146in"/>
        </style:tab-stops>
      </style:paragraph-properties>
      <style:text-properties fo:color="#ce181e" style:font-name="Century Gothic" fo:font-size="12pt" fo:font-weight="bold" officeooo:rsid="002cc71f" officeooo:paragraph-rsid="00308e3e" style:font-size-asian="10.5pt" style:font-weight-asian="bold" style:font-size-complex="12pt"/>
    </style:style>
    <style:style style:name="P34" style:family="paragraph" style:parent-style-name="Standard">
      <style:paragraph-properties fo:break-before="page">
        <style:tab-stops>
          <style:tab-stop style:position="2.6146in"/>
        </style:tab-stops>
      </style:paragraph-properties>
      <style:text-properties fo:color="#ce181e" style:font-name="Century Gothic" fo:font-size="12pt" fo:font-weight="bold" officeooo:rsid="002cc71f" officeooo:paragraph-rsid="00324c8f" style:font-size-asian="10.5pt" style:font-weight-asian="bold" style:font-size-complex="12pt"/>
    </style:style>
    <style:style style:name="P35" style:family="paragraph" style:parent-style-name="Standard">
      <style:paragraph-properties fo:break-before="page">
        <style:tab-stops>
          <style:tab-stop style:position="2.6146in"/>
        </style:tab-stops>
      </style:paragraph-properties>
      <style:text-properties fo:color="#ce181e" style:font-name="Century Gothic" fo:font-size="12pt" fo:font-weight="bold" officeooo:rsid="002cc71f" officeooo:paragraph-rsid="00336e50" style:font-size-asian="10.5pt" style:font-weight-asian="bold" style:font-size-complex="12pt"/>
    </style:style>
    <style:style style:name="P36" style:family="paragraph" style:parent-style-name="Standard">
      <style:paragraph-properties>
        <style:tab-stops>
          <style:tab-stop style:position="2.6146in"/>
        </style:tab-stops>
      </style:paragraph-properties>
      <style:text-properties style:font-name="Century Gothic" fo:font-weight="bold" officeooo:paragraph-rsid="00278ca4" style:font-weight-asian="bold"/>
    </style:style>
    <style:style style:name="P37" style:family="paragraph" style:parent-style-name="Standard">
      <style:paragraph-properties>
        <style:tab-stops>
          <style:tab-stop style:position="2.6146in"/>
        </style:tab-stops>
      </style:paragraph-properties>
      <style:text-properties style:font-name="Century Gothic" fo:font-weight="bold" officeooo:paragraph-rsid="00308e3e" style:font-weight-asian="bold"/>
    </style:style>
    <style:style style:name="P38" style:family="paragraph" style:parent-style-name="Standard">
      <style:paragraph-properties>
        <style:tab-stops>
          <style:tab-stop style:position="2.6146in"/>
        </style:tab-stops>
      </style:paragraph-properties>
      <style:text-properties style:font-name="Century Gothic" fo:font-weight="bold" officeooo:paragraph-rsid="002b2644" style:font-weight-asian="bold"/>
    </style:style>
    <style:style style:name="P39" style:family="paragraph" style:parent-style-name="Standard">
      <style:paragraph-properties>
        <style:tab-stops>
          <style:tab-stop style:position="2.6146in"/>
        </style:tab-stops>
      </style:paragraph-properties>
      <style:text-properties style:font-name="Century Gothic" fo:font-weight="bold" officeooo:paragraph-rsid="002e9c5c" style:font-weight-asian="bold"/>
    </style:style>
    <style:style style:name="P40" style:family="paragraph" style:parent-style-name="Standard">
      <style:paragraph-properties>
        <style:tab-stops>
          <style:tab-stop style:position="2.6146in"/>
        </style:tab-stops>
      </style:paragraph-properties>
      <style:text-properties style:font-name="Century Gothic" fo:font-weight="bold" officeooo:paragraph-rsid="002f326c" style:font-weight-asian="bold"/>
    </style:style>
    <style:style style:name="P41" style:family="paragraph" style:parent-style-name="Standard">
      <style:paragraph-properties>
        <style:tab-stops>
          <style:tab-stop style:position="2.6146in"/>
        </style:tab-stops>
      </style:paragraph-properties>
      <style:text-properties style:font-name="Century Gothic" fo:font-weight="bold" officeooo:paragraph-rsid="00324c8f" style:font-weight-asian="bold"/>
    </style:style>
    <style:style style:name="P42" style:family="paragraph" style:parent-style-name="Standard">
      <style:paragraph-properties>
        <style:tab-stops>
          <style:tab-stop style:position="2.6146in"/>
        </style:tab-stops>
      </style:paragraph-properties>
      <style:text-properties style:font-name="Century Gothic" fo:font-weight="bold" officeooo:paragraph-rsid="00336e50" style:font-weight-asian="bold"/>
    </style:style>
    <style:style style:name="P43" style:family="paragraph" style:parent-style-name="Standard" style:list-style-name="L1">
      <style:paragraph-properties>
        <style:tab-stops>
          <style:tab-stop style:position="2.6146in"/>
        </style:tab-stops>
      </style:paragraph-properties>
      <style:text-properties style:font-name="Century Gothic" fo:font-weight="normal" officeooo:rsid="00278ca4" officeooo:paragraph-rsid="00278ca4" style:font-weight-asian="normal" style:font-weight-complex="normal"/>
    </style:style>
    <style:style style:name="P44" style:family="paragraph" style:parent-style-name="Standard" style:list-style-name="L1">
      <style:paragraph-properties>
        <style:tab-stops>
          <style:tab-stop style:position="2.6146in"/>
        </style:tab-stops>
      </style:paragraph-properties>
      <style:text-properties style:font-name="Century Gothic" fo:font-weight="normal" officeooo:rsid="00278ca4" officeooo:paragraph-rsid="002958d2" style:font-weight-asian="normal" style:font-weight-complex="normal"/>
    </style:style>
    <style:style style:name="P45" style:family="paragraph" style:parent-style-name="Standard" style:list-style-name="L1">
      <style:paragraph-properties>
        <style:tab-stops>
          <style:tab-stop style:position="2.6146in"/>
        </style:tab-stops>
      </style:paragraph-properties>
      <style:text-properties style:font-name="Century Gothic" fo:font-weight="normal" officeooo:rsid="00278ca4" officeooo:paragraph-rsid="002b2644" style:font-weight-asian="normal" style:font-weight-complex="normal"/>
    </style:style>
    <style:style style:name="P46" style:family="paragraph" style:parent-style-name="Standard" style:list-style-name="L1">
      <style:paragraph-properties>
        <style:tab-stops>
          <style:tab-stop style:position="2.6146in"/>
        </style:tab-stops>
      </style:paragraph-properties>
      <style:text-properties style:font-name="Century Gothic" fo:font-weight="normal" officeooo:rsid="00278ca4" officeooo:paragraph-rsid="002e9c5c" style:font-weight-asian="normal" style:font-weight-complex="normal"/>
    </style:style>
    <style:style style:name="P47" style:family="paragraph" style:parent-style-name="Standard" style:list-style-name="L1">
      <style:paragraph-properties>
        <style:tab-stops>
          <style:tab-stop style:position="2.6146in"/>
        </style:tab-stops>
      </style:paragraph-properties>
      <style:text-properties style:font-name="Century Gothic" fo:font-weight="normal" officeooo:rsid="00278ca4" officeooo:paragraph-rsid="002f326c" style:font-weight-asian="normal" style:font-weight-complex="normal"/>
    </style:style>
    <style:style style:name="P48" style:family="paragraph" style:parent-style-name="Standard" style:list-style-name="L1">
      <style:paragraph-properties>
        <style:tab-stops>
          <style:tab-stop style:position="2.6146in"/>
        </style:tab-stops>
      </style:paragraph-properties>
      <style:text-properties style:font-name="Century Gothic" fo:font-weight="normal" officeooo:rsid="00278ca4" officeooo:paragraph-rsid="00336e50" style:font-weight-asian="normal" style:font-weight-complex="normal"/>
    </style:style>
    <style:style style:name="P49" style:family="paragraph" style:parent-style-name="Standard" style:list-style-name="L1">
      <style:paragraph-properties>
        <style:tab-stops>
          <style:tab-stop style:position="2.6146in"/>
        </style:tab-stops>
      </style:paragraph-properties>
      <style:text-properties style:font-name="Century Gothic" fo:font-weight="normal" officeooo:rsid="002958d2" officeooo:paragraph-rsid="002958d2" style:font-weight-asian="normal" style:font-weight-complex="normal"/>
    </style:style>
    <style:style style:name="P50" style:family="paragraph" style:parent-style-name="Standard" style:list-style-name="L1">
      <style:paragraph-properties>
        <style:tab-stops>
          <style:tab-stop style:position="2.6146in"/>
        </style:tab-stops>
      </style:paragraph-properties>
      <style:text-properties style:font-name="Century Gothic" fo:font-weight="normal" officeooo:rsid="002b2644" officeooo:paragraph-rsid="002b2644" style:font-weight-asian="normal" style:font-weight-complex="normal"/>
    </style:style>
    <style:style style:name="P51" style:family="paragraph" style:parent-style-name="Standard" style:list-style-name="L1">
      <style:paragraph-properties>
        <style:tab-stops>
          <style:tab-stop style:position="2.6146in"/>
        </style:tab-stops>
      </style:paragraph-properties>
      <style:text-properties style:font-name="Century Gothic" fo:font-weight="normal" officeooo:rsid="00308e3e" officeooo:paragraph-rsid="00308e3e" style:font-weight-asian="normal" style:font-weight-complex="normal"/>
    </style:style>
    <style:style style:name="P52" style:family="paragraph" style:parent-style-name="Standard" style:list-style-name="L1">
      <style:paragraph-properties>
        <style:tab-stops>
          <style:tab-stop style:position="2.6146in"/>
        </style:tab-stops>
      </style:paragraph-properties>
      <style:text-properties style:font-name="Century Gothic" fo:font-weight="normal" officeooo:rsid="00308e3e" officeooo:paragraph-rsid="00324c8f" style:font-weight-asian="normal" style:font-weight-complex="normal"/>
    </style:style>
    <style:style style:name="P53" style:family="paragraph" style:parent-style-name="Standard" style:list-style-name="L1">
      <style:paragraph-properties>
        <style:tab-stops>
          <style:tab-stop style:position="2.6146in"/>
        </style:tab-stops>
      </style:paragraph-properties>
      <style:text-properties style:font-name="Century Gothic" fo:font-weight="normal" officeooo:rsid="002e9c5c" officeooo:paragraph-rsid="002e9c5c" style:font-weight-asian="normal" style:font-weight-complex="normal"/>
    </style:style>
    <style:style style:name="P54" style:family="paragraph" style:parent-style-name="Standard" style:list-style-name="L1">
      <style:paragraph-properties>
        <style:tab-stops>
          <style:tab-stop style:position="2.6146in"/>
        </style:tab-stops>
      </style:paragraph-properties>
      <style:text-properties style:font-name="Century Gothic" fo:font-weight="normal" officeooo:rsid="002e9c5c" officeooo:paragraph-rsid="002f326c" style:font-weight-asian="normal" style:font-weight-complex="normal"/>
    </style:style>
    <style:style style:name="P55" style:family="paragraph" style:parent-style-name="Standard" style:list-style-name="L1">
      <style:paragraph-properties>
        <style:tab-stops>
          <style:tab-stop style:position="2.6146in"/>
        </style:tab-stops>
      </style:paragraph-properties>
      <style:text-properties style:font-name="Century Gothic" fo:font-weight="normal" officeooo:rsid="002f326c" officeooo:paragraph-rsid="002f326c" style:font-weight-asian="normal" style:font-weight-complex="normal"/>
    </style:style>
    <style:style style:name="P56" style:family="paragraph" style:parent-style-name="Standard" style:list-style-name="L1">
      <style:paragraph-properties>
        <style:tab-stops>
          <style:tab-stop style:position="2.6146in"/>
        </style:tab-stops>
      </style:paragraph-properties>
      <style:text-properties style:font-name="Century Gothic" fo:font-weight="normal" officeooo:rsid="00324c8f" officeooo:paragraph-rsid="00324c8f" style:font-weight-asian="normal" style:font-weight-complex="normal"/>
    </style:style>
    <style:style style:name="P57" style:family="paragraph" style:parent-style-name="Standard" style:list-style-name="L1">
      <style:paragraph-properties>
        <style:tab-stops>
          <style:tab-stop style:position="2.6146in"/>
        </style:tab-stops>
      </style:paragraph-properties>
      <style:text-properties style:font-name="Century Gothic" fo:font-weight="normal" officeooo:rsid="00336e50" officeooo:paragraph-rsid="00336e50" style:font-weight-asian="normal" style:font-weight-complex="normal"/>
    </style:style>
    <style:style style:name="P58" style:family="paragraph" style:parent-style-name="Standard" style:list-style-name="WWNum21">
      <style:paragraph-properties>
        <style:tab-stops>
          <style:tab-stop style:position="2.6146in"/>
        </style:tab-stops>
      </style:paragraph-properties>
      <style:text-properties officeooo:paragraph-rsid="002f326c"/>
    </style:style>
    <style:style style:name="P59" style:family="paragraph" style:parent-style-name="List_20_Paragraph" style:list-style-name="WWNum20">
      <style:paragraph-properties>
        <style:tab-stops>
          <style:tab-stop style:position="2.6146in"/>
        </style:tab-stops>
      </style:paragraph-properties>
      <style:text-properties style:font-name="Century Gothic" officeooo:rsid="00104dff" officeooo:paragraph-rsid="0010f80c"/>
    </style:style>
    <style:style style:name="P60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style:font-name="Century Gothic" officeooo:rsid="00104dff" officeooo:paragraph-rsid="0010f80c"/>
    </style:style>
    <style:style style:name="P61" style:family="paragraph" style:parent-style-name="List_20_Paragraph" style:list-style-name="WWNum20">
      <style:paragraph-properties>
        <style:tab-stops>
          <style:tab-stop style:position="2.6146in"/>
        </style:tab-stops>
      </style:paragraph-properties>
      <style:text-properties style:font-name="Century Gothic" officeooo:rsid="0015f166" officeooo:paragraph-rsid="0010f80c"/>
    </style:style>
    <style:style style:name="P62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style:font-name="Century Gothic" officeooo:rsid="002bce28" officeooo:paragraph-rsid="0010f80c"/>
    </style:style>
    <style:style style:name="P63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style:font-name="Century Gothic" fo:font-weight="normal" officeooo:rsid="002ed13b" officeooo:paragraph-rsid="0010f80c" style:font-weight-asian="normal" style:font-weight-complex="normal"/>
    </style:style>
    <style:style style:name="P64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style:font-name="Century Gothic" fo:font-weight="normal" officeooo:rsid="002cfeca" officeooo:paragraph-rsid="0010f80c" style:font-weight-asian="normal" style:font-weight-complex="normal"/>
    </style:style>
    <style:style style:name="P65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style:font-name="Century Gothic" fo:font-weight="normal" officeooo:rsid="002b2644" officeooo:paragraph-rsid="002b2644" style:font-weight-asian="normal" style:font-weight-complex="normal"/>
    </style:style>
    <style:style style:name="P66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style:font-name="Century Gothic" fo:font-weight="normal" officeooo:rsid="00308e3e" officeooo:paragraph-rsid="00308e3e" style:font-weight-asian="normal" style:font-weight-complex="normal"/>
    </style:style>
    <style:style style:name="P67" style:family="paragraph" style:parent-style-name="List_20_Paragraph" style:list-style-name="L1">
      <style:paragraph-properties>
        <style:tab-stops>
          <style:tab-stop style:position="2.6146in"/>
        </style:tab-stops>
      </style:paragraph-properties>
      <style:text-properties style:font-name="Century Gothic" fo:font-weight="normal" officeooo:rsid="00324c8f" officeooo:paragraph-rsid="00324c8f" style:font-weight-asian="normal" style:font-weight-complex="normal"/>
    </style:style>
    <style:style style:name="P68" style:family="paragraph" style:parent-style-name="List_20_Paragraph" style:list-style-name="L1">
      <style:paragraph-properties>
        <style:tab-stops>
          <style:tab-stop style:position="2.6146in"/>
        </style:tab-stops>
      </style:paragraph-properties>
      <style:text-properties style:font-name="Century Gothic" fo:font-weight="normal" officeooo:rsid="00324c8f" officeooo:paragraph-rsid="00336e50" style:font-weight-asian="normal" style:font-weight-complex="normal"/>
    </style:style>
    <style:style style:name="P69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style:font-name="Century Gothic" fo:font-weight="normal" officeooo:rsid="00324c8f" officeooo:paragraph-rsid="00324c8f" style:font-weight-asian="normal" style:font-weight-complex="normal"/>
    </style:style>
    <style:style style:name="P70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style:font-name="Century Gothic" fo:font-weight="normal" officeooo:rsid="00336e50" officeooo:paragraph-rsid="00336e50" style:font-weight-asian="normal" style:font-weight-complex="normal"/>
    </style:style>
    <style:style style:name="P71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style:font-name="Century Gothic" style:text-underline-style="none" fo:font-weight="normal" officeooo:rsid="0022376a" officeooo:paragraph-rsid="0022376a" style:font-weight-asian="normal" style:font-weight-complex="normal"/>
    </style:style>
    <style:style style:name="P72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style:font-name="Century Gothic" style:text-underline-style="none" fo:font-weight="normal" officeooo:rsid="0023fa65" officeooo:paragraph-rsid="0023fa65" style:font-weight-asian="normal" style:font-weight-complex="normal"/>
    </style:style>
    <style:style style:name="P73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style:font-name="Century Gothic" officeooo:rsid="00278ca4" officeooo:paragraph-rsid="00278ca4"/>
    </style:style>
    <style:style style:name="P74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style:font-name="Century Gothic" officeooo:rsid="002b2644" officeooo:paragraph-rsid="002b2644"/>
    </style:style>
    <style:style style:name="P75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style:font-name="Century Gothic" officeooo:rsid="00308e3e" officeooo:paragraph-rsid="00308e3e"/>
    </style:style>
    <style:style style:name="P76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style:font-name="Century Gothic" officeooo:rsid="002cc71f" officeooo:paragraph-rsid="002cc71f"/>
    </style:style>
    <style:style style:name="P77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style:font-name="Century Gothic" officeooo:rsid="002cc71f" officeooo:paragraph-rsid="002e9c5c"/>
    </style:style>
    <style:style style:name="P78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style:font-name="Century Gothic" officeooo:rsid="002cc71f" officeooo:paragraph-rsid="002f326c"/>
    </style:style>
    <style:style style:name="P79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style:font-name="Century Gothic" officeooo:rsid="00324c8f" officeooo:paragraph-rsid="00324c8f"/>
    </style:style>
    <style:style style:name="P80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style:font-name="Century Gothic" officeooo:rsid="00336e50" officeooo:paragraph-rsid="00336e50"/>
    </style:style>
    <style:style style:name="P81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style:font-name="Century Gothic" officeooo:rsid="00336e50" officeooo:paragraph-rsid="00353cb3"/>
    </style:style>
    <style:style style:name="P82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style:font-name="Century Gothic" officeooo:rsid="00353cb3" officeooo:paragraph-rsid="00353cb3"/>
    </style:style>
    <style:style style:name="P83" style:family="paragraph" style:parent-style-name="List_20_Paragraph" style:list-style-name="WWNum20">
      <style:paragraph-properties>
        <style:tab-stops>
          <style:tab-stop style:position="2.6146in"/>
        </style:tab-stops>
      </style:paragraph-properties>
      <style:text-properties officeooo:paragraph-rsid="0010f80c"/>
    </style:style>
    <style:style style:name="P84" style:family="paragraph" style:parent-style-name="List_20_Paragraph" style:list-style-name="WWNum20">
      <style:paragraph-properties>
        <style:tab-stops>
          <style:tab-stop style:position="2.6146in"/>
        </style:tab-stops>
      </style:paragraph-properties>
      <style:text-properties style:use-window-font-color="true" style:font-name="Century Gothic" officeooo:rsid="00111e99" officeooo:paragraph-rsid="0010f80c"/>
    </style:style>
    <style:style style:name="P85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officeooo:rsid="0012baaa" officeooo:paragraph-rsid="0010f80c"/>
    </style:style>
    <style:style style:name="P86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144e00" officeooo:paragraph-rsid="0010f80c" style:font-weight-asian="normal" style:font-weight-complex="normal"/>
    </style:style>
    <style:style style:name="P87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1c31b0" officeooo:paragraph-rsid="0010f80c" style:font-weight-asian="normal" style:font-weight-complex="normal"/>
    </style:style>
    <style:style style:name="P88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16bced" officeooo:paragraph-rsid="0010f80c" style:font-weight-asian="normal" style:font-weight-complex="normal"/>
    </style:style>
    <style:style style:name="P89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16bced" officeooo:paragraph-rsid="001f06b5" style:font-weight-asian="normal" style:font-weight-complex="normal"/>
    </style:style>
    <style:style style:name="P90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178761" officeooo:paragraph-rsid="001f06b5" style:font-weight-asian="normal" style:font-weight-complex="normal"/>
    </style:style>
    <style:style style:name="P91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178761" officeooo:paragraph-rsid="0010f80c" style:font-weight-asian="normal" style:font-weight-complex="normal"/>
    </style:style>
    <style:style style:name="P92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1e026f" officeooo:paragraph-rsid="0010f80c" style:font-weight-asian="normal" style:font-weight-complex="normal"/>
    </style:style>
    <style:style style:name="P93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1f5d8b" officeooo:paragraph-rsid="0010f80c" style:font-weight-asian="normal" style:font-weight-complex="normal"/>
    </style:style>
    <style:style style:name="P94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1f6b8f" officeooo:paragraph-rsid="0010f80c" style:font-weight-asian="normal" style:font-weight-complex="normal"/>
    </style:style>
    <style:style style:name="P95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21b981" officeooo:paragraph-rsid="0010f80c" style:font-weight-asian="normal" style:font-weight-complex="normal"/>
    </style:style>
    <style:style style:name="P96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24dcfe" officeooo:paragraph-rsid="0010f80c" style:font-weight-asian="normal" style:font-weight-complex="normal"/>
    </style:style>
    <style:style style:name="P97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officeooo:rsid="00104dff" officeooo:paragraph-rsid="0010f80c"/>
    </style:style>
    <style:style style:name="P98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officeooo:rsid="002bce28" officeooo:paragraph-rsid="0010f80c"/>
    </style:style>
    <style:style style:name="P99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officeooo:rsid="00278ca4" officeooo:paragraph-rsid="00278ca4"/>
    </style:style>
    <style:style style:name="P100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officeooo:rsid="00278ca4" officeooo:paragraph-rsid="00308e3e"/>
    </style:style>
    <style:style style:name="P101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officeooo:rsid="00278ca4" officeooo:paragraph-rsid="002b2644"/>
    </style:style>
    <style:style style:name="P102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officeooo:rsid="00278ca4" officeooo:paragraph-rsid="002e9c5c"/>
    </style:style>
    <style:style style:name="P103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officeooo:rsid="00278ca4" officeooo:paragraph-rsid="002f326c"/>
    </style:style>
    <style:style style:name="P104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officeooo:rsid="00278ca4" officeooo:paragraph-rsid="00324c8f"/>
    </style:style>
    <style:style style:name="P105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officeooo:rsid="00278ca4" officeooo:paragraph-rsid="00336e50"/>
    </style:style>
    <style:style style:name="P106" style:family="paragraph" style:parent-style-name="List_20_Paragraph" style:list-style-name="L1">
      <style:paragraph-properties>
        <style:tab-stops>
          <style:tab-stop style:position="2.6146in"/>
        </style:tab-stops>
      </style:paragraph-properties>
      <style:text-properties fo:color="#ce181e" style:font-name="Century Gothic" fo:font-weight="bold" officeooo:rsid="00336e50" officeooo:paragraph-rsid="00336e50" style:font-weight-asian="bold" style:font-weight-complex="bold"/>
    </style:style>
    <style:style style:name="P107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officeooo:rsid="00336e50" officeooo:paragraph-rsid="00336e50"/>
    </style:style>
    <style:style style:name="T1" style:family="text">
      <style:text-properties style:font-name="Century Gothic"/>
    </style:style>
    <style:style style:name="T2" style:family="text">
      <style:text-properties style:font-name="Century Gothic" fo:font-size="14pt" fo:font-weight="bold" style:font-size-asian="14pt" style:font-weight-asian="bold"/>
    </style:style>
    <style:style style:name="T3" style:family="text">
      <style:text-properties style:font-name="Century Gothic" fo:font-size="14pt" fo:font-weight="bold" officeooo:rsid="00104dff" style:font-size-asian="14pt" style:font-weight-asian="bold"/>
    </style:style>
    <style:style style:name="T4" style:family="text">
      <style:text-properties style:font-name="Century Gothic" fo:font-size="14pt" fo:font-weight="bold" officeooo:rsid="001ac526" style:font-size-asian="14pt" style:font-weight-asian="bold"/>
    </style:style>
    <style:style style:name="T5" style:family="text">
      <style:text-properties style:font-name="Century Gothic" fo:font-weight="bold" style:font-weight-asian="bold"/>
    </style:style>
    <style:style style:name="T6" style:family="text">
      <style:text-properties style:font-name="Century Gothic" fo:font-weight="normal" officeooo:rsid="00104dff" style:font-weight-asian="normal" style:font-weight-complex="normal"/>
    </style:style>
    <style:style style:name="T7" style:family="text">
      <style:text-properties style:font-name="Century Gothic" fo:font-weight="normal" officeooo:rsid="00278ca4" style:font-weight-asian="normal" style:font-weight-complex="normal"/>
    </style:style>
    <style:style style:name="T8" style:family="text">
      <style:text-properties style:font-name="Century Gothic" fo:font-weight="normal" officeooo:rsid="002cc71f" style:font-weight-asian="normal" style:font-weight-complex="normal"/>
    </style:style>
    <style:style style:name="T9" style:family="text">
      <style:text-properties style:font-name="Century Gothic" fo:font-weight="normal" officeooo:rsid="002e9c5c" style:font-weight-asian="normal" style:font-weight-complex="normal"/>
    </style:style>
    <style:style style:name="T10" style:family="text">
      <style:text-properties style:font-name="Century Gothic" fo:font-weight="normal" officeooo:rsid="002f326c" style:font-weight-asian="normal" style:font-weight-complex="normal"/>
    </style:style>
    <style:style style:name="T11" style:family="text">
      <style:text-properties style:font-name="Century Gothic" fo:font-weight="normal" officeooo:rsid="002b2644" style:font-weight-asian="normal" style:font-weight-complex="normal"/>
    </style:style>
    <style:style style:name="T12" style:family="text">
      <style:text-properties style:font-name="Century Gothic" fo:font-weight="normal" officeooo:rsid="00308e3e" style:font-weight-asian="normal" style:font-weight-complex="normal"/>
    </style:style>
    <style:style style:name="T13" style:family="text">
      <style:text-properties style:font-name="Century Gothic" fo:font-weight="normal" officeooo:rsid="00324c8f" style:font-weight-asian="normal" style:font-weight-complex="normal"/>
    </style:style>
    <style:style style:name="T14" style:family="text">
      <style:text-properties style:font-name="Century Gothic" fo:font-weight="normal" officeooo:rsid="00336e50" style:font-weight-asian="normal" style:font-weight-complex="normal"/>
    </style:style>
    <style:style style:name="T15" style:family="text">
      <style:text-properties style:font-name="Century Gothic" officeooo:rsid="00104dff"/>
    </style:style>
    <style:style style:name="T16" style:family="text">
      <style:text-properties style:font-name="Century Gothic" officeooo:rsid="0015f166"/>
    </style:style>
    <style:style style:name="T17" style:family="text">
      <style:text-properties style:font-name="Century Gothic" officeooo:rsid="00208ecf"/>
    </style:style>
    <style:style style:name="T18" style:family="text">
      <style:text-properties style:font-name="Century Gothic" officeooo:rsid="001ac526"/>
    </style:style>
    <style:style style:name="T19" style:family="text">
      <style:text-properties style:font-name="Century Gothic" officeooo:rsid="002bce28"/>
    </style:style>
    <style:style style:name="T20" style:family="text">
      <style:text-properties style:font-name="Century Gothic" officeooo:rsid="001c31b0"/>
    </style:style>
    <style:style style:name="T21" style:family="text">
      <style:text-properties style:font-name="Century Gothic" officeooo:rsid="002cc71f"/>
    </style:style>
    <style:style style:name="T22" style:family="text">
      <style:text-properties style:font-name="Century Gothic" officeooo:rsid="002e9c5c"/>
    </style:style>
    <style:style style:name="T23" style:family="text">
      <style:text-properties style:font-name="Century Gothic" officeooo:rsid="00308e3e"/>
    </style:style>
    <style:style style:name="T24" style:family="text">
      <style:text-properties style:font-name="Century Gothic" officeooo:rsid="00324c8f"/>
    </style:style>
    <style:style style:name="T25" style:family="text">
      <style:text-properties style:font-name="Century Gothic" officeooo:rsid="00336e50"/>
    </style:style>
    <style:style style:name="T26" style:family="text">
      <style:text-properties officeooo:rsid="0015f166"/>
    </style:style>
    <style:style style:name="T27" style:family="text">
      <style:text-properties officeooo:rsid="0016bced"/>
    </style:style>
    <style:style style:name="T28" style:family="text">
      <style:text-properties style:use-window-font-color="true" style:font-name="Century Gothic" officeooo:rsid="0011668c"/>
    </style:style>
    <style:style style:name="T29" style:family="text">
      <style:text-properties style:use-window-font-color="true" style:font-name="Century Gothic" officeooo:rsid="001ac526"/>
    </style:style>
    <style:style style:name="T30" style:family="text">
      <style:text-properties style:use-window-font-color="true" style:font-name="Century Gothic" officeooo:rsid="0015f166"/>
    </style:style>
    <style:style style:name="T31" style:family="text">
      <style:text-properties officeooo:rsid="0011668c"/>
    </style:style>
    <style:style style:name="T32" style:family="text">
      <style:text-properties officeooo:rsid="001ac526"/>
    </style:style>
    <style:style style:name="T33" style:family="text">
      <style:text-properties officeooo:rsid="0028a15c"/>
    </style:style>
    <style:style style:name="T34" style:family="text">
      <style:text-properties officeooo:rsid="00144e00"/>
    </style:style>
    <style:style style:name="T35" style:family="text">
      <style:text-properties officeooo:rsid="0029464b"/>
    </style:style>
    <style:style style:name="T36" style:family="text">
      <style:text-properties officeooo:rsid="001c31b0"/>
    </style:style>
    <style:style style:name="T37" style:family="text">
      <style:text-properties officeooo:rsid="00178761"/>
    </style:style>
    <style:style style:name="T38" style:family="text">
      <style:text-properties officeooo:rsid="001e026f"/>
    </style:style>
    <style:style style:name="T39" style:family="text">
      <style:text-properties officeooo:rsid="001964c5"/>
    </style:style>
    <style:style style:name="T40" style:family="text">
      <style:text-properties officeooo:rsid="001f5d8b"/>
    </style:style>
    <style:style style:name="T41" style:family="text">
      <style:text-properties style:text-underline-style="none" officeooo:rsid="002bce28"/>
    </style:style>
    <style:style style:name="T42" style:family="text">
      <style:text-properties officeooo:rsid="001f6b8f"/>
    </style:style>
    <style:style style:name="T43" style:family="text">
      <style:text-properties officeooo:rsid="00208ecf"/>
    </style:style>
    <style:style style:name="T44" style:family="text">
      <style:text-properties officeooo:rsid="00217314"/>
    </style:style>
    <style:style style:name="T45" style:family="text">
      <style:text-properties officeooo:rsid="002bce28"/>
    </style:style>
    <style:style style:name="T46" style:family="text">
      <style:text-properties officeooo:rsid="0024dcfe"/>
    </style:style>
    <style:style style:name="T47" style:family="text">
      <style:text-properties officeooo:rsid="0023a1fa"/>
    </style:style>
    <style:style style:name="T48" style:family="text">
      <style:text-properties officeooo:rsid="002cfeca"/>
    </style:style>
    <style:style style:name="T49" style:family="text">
      <style:text-properties officeooo:rsid="0022376a"/>
    </style:style>
    <style:style style:name="T50" style:family="text">
      <style:text-properties officeooo:rsid="0023fa65"/>
    </style:style>
    <style:style style:name="T51" style:family="text">
      <style:text-properties officeooo:rsid="0025cda1"/>
    </style:style>
    <style:style style:name="T52" style:family="text">
      <style:text-properties officeooo:rsid="002cc71f"/>
    </style:style>
    <style:style style:name="T53" style:family="text">
      <style:text-properties officeooo:rsid="002e9c5c"/>
    </style:style>
    <style:style style:name="T54" style:family="text">
      <style:text-properties officeooo:rsid="002f326c"/>
    </style:style>
    <style:style style:name="T55" style:family="text">
      <style:text-properties officeooo:rsid="00308e3e"/>
    </style:style>
    <style:style style:name="T56" style:family="text">
      <style:text-properties officeooo:rsid="00324c8f"/>
    </style:style>
    <style:style style:name="T57" style:family="text">
      <style:text-properties officeooo:rsid="00336e50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UC_</text:span><text:span text:style-name="T3">C</text:span><text:span text:style-name="T4">PG</text:span></text:p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<text:span text:style-name="T5">NAME: </text:span><text:span text:style-name="T6">CreazionePersonaggio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5">ACTORS: </text:span><text:span text:style-name="T6">U</text:span><text:span text:style-name="T15">tenteGiocatore</text:span></text:p>
          </table:table-cell>
        </table:table-row>
        <table:table-row table:style-name="Table2.1">
          <table:table-cell table:style-name="Table2.A1" office:value-type="string">
            <text:p text:style-name="P12">FLOW OF EVENTS: </text:p>
            <text:list xml:id="list556481936" text:style-name="WWNum20">
              <text:list-item>
                <text:p text:style-name="P59">UtenteGiocatore clicca su "CreaPG" in corrispondenza della storia a cui partecipa.</text:p>
              </text:list-item>
              <text:list-item>
                <text:p text:style-name="P59">Il sistema indirizza UtenteGiocatore alla pagina di creazione personaggio<text:span text:style-name="T26">, nella quale è presente un form contenente i campi per le generalità del personaggio.</text:span></text:p>
              </text:list-item>
              <text:list-item>
                <text:p text:style-name="P61">UtenteGiocatore compila i campi con nome, cognome, nazionalità<text:span text:style-name="T27">, età</text:span> e sesso del personaggio.</text:p>
              </text:list-item>
              <text:list-item>
                <text:p text:style-name="P61">Una volta compilati tutti i campi, clicca sul pulsante "Avanti" e li sottomette al sistema.</text:p>
              </text:list-item>
              <text:list-item>
                <text:p text:style-name="P61">Sine Charta valuta che i campi siano stati riempiti correttamente.</text:p>
              </text:list-item>
              <text:list-item>
                <text:p text:style-name="P83"><text:span text:style-name="T16">I dati vengono accettati</text:span><text:span text:style-name="T17"> </text:span><text:span text:style-name="T16">dal sistema.</text:span></text:p>
              </text:list-item>
              <text:list-item>
                <text:p text:style-name="P83"><text:span text:style-name="T15">Sine Charta</text:span><text:span text:style-name="T18"> </text:span><text:span text:style-name="T15">mostra </text:span><text:span text:style-name="T28">una schermata contenente il mazzo degli Arcani Maggiori</text:span><text:span text:style-name="T29"> e un testo che invita UtenteGiocatore a cliccarlo</text:span><text:span text:style-name="T30">.</text:span></text:p>
              </text:list-item>
              <text:list-item>
                <text:p text:style-name="P84">UtenteGiocatore <text:span text:style-name="T31">clicca sul mazzo ed estrae tre carte, che rimangono coperte.</text:span></text:p>
              </text:list-item>
              <text:list-item>
                <text:p text:style-name="P85">UtenteGiocatore clicca su una d<text:span text:style-name="T32">elle carte appena estratte</text:span>.</text:p>
              </text:list-item>
              <text:list-item>
                <text:p text:style-name="P85">l<text:span text:style-name="T33">l</text:span> sistema mostra il tarocco cliccato da UtenteGiocatore e due pulsanti: uno di conferma e uno di rifiuto.<text:span text:style-name="T26"> Di fianco è presente anche una breve descrizione del tarocco mostrato, se scelto come tarocco dominante.</text:span></text:p>
              </text:list-item>
              <text:list-item>
                <text:p text:style-name="P85">Utente<text:span text:style-name="T34">Giocatore clicca sul pulsante di conferma del tarocco dominante.</text:span></text:p>
              </text:list-item>
              <text:list-item>
                <text:p text:style-name="P86">Il sistema <text:span text:style-name="T35">mostra la schermata di estrazione delle caratteristiche. La schermata contiene il mazzo dei tarocchi e quattro caselle in cui sono disegnati i quattro semi delle carte da poker e sotto ognuna di queste c'è un pulsante per estrarre una nuova carta. È presente un testo che invita UtenteGiocatore a cliccare sul mazzo.</text:span></text:p>
              </text:list-item>
              <text:list-item>
                <text:p text:style-name="P87">UtenteGiocatore clicca sul mazzo dei tarocchi.</text:p>
              </text:list-item>
              <text:list-item>
                <text:p text:style-name="P88"><text:span text:style-name="T32">Il sistema estrae e mostra </text:span>quattro carte<text:span text:style-name="T36"> e posiziona la prima sulla casella dei Cuori, la seconda sui Quadri, la terza sui Fiori e l'ultima sulle Picche.</text:span></text:p>
              </text:list-item>
              <text:list-item>
                <text:p text:style-name="P89">In base al tarocco estratto e al seme<text:span text:style-name="T36"> ad esso</text:span> associato, <text:span text:style-name="T36">il sistema </text:span>mostra un <text:span text:style-name="T37">punteggio</text:span> compreso tra 8 e 24 a<text:span text:style-name="T36">ccanto</text:span> ad ogni carta.<text:span text:style-name="T37"> viene mostrato adesso un pulsante di conferma.</text:span></text:p>
              </text:list-item>
              <text:list-item>
                <text:p text:style-name="P90">UtenteGiocatore conferma tutte e quattro le carte estratte<text:span text:style-name="T36"> premendo il pulsante</text:span>.</text:p>
              </text:list-item>
              <text:list-item>
                <text:p text:style-name="P87">Il sistema<text:span text:style-name="T37"> mostra una pagina che contiene una tabella in cui sono presenti le 16 caratteristiche, raggruppate per seme. Come intestazione ad ogni gruppo vi è il punteggio determinato dall'estrazione precedentemente eseguita.</text:span></text:p>
              </text:list-item>
              <text:list-item>
                <text:p text:style-name="P91">UtenteGiocatore <text:span text:style-name="T38">distribuisce i punteggi ottenuti fra tutte le caratteristiche</text:span>.</text:p>
              </text:list-item>
              <text:list-item>
                <text:p text:style-name="P91">Una volta terminato, UtenteGiocatore clicca su "Conferma"<text:span text:style-name="T39">. </text:span></text:p>
              </text:list-item>
              <text:list-item>
                <text:p text:style-name="P92">Il sistema <text:span text:style-name="T40">mostra</text:span><text:span text:style-name="T41"> la schermata di scelta dei pregi e dei difetti.</text:span></text:p>
              </text:list-item>
              <text:list-item>
                <text:p text:style-name="P93">UtenteGiocatore <text:span text:style-name="T42">seleziona fino a 5 pregi e difetti.</text:span></text:p>
              </text:list-item>
              <text:list-item>
                <text:p text:style-name="P94">Il sistema aggiorna il numero di punti abilità disponibili in base alla <text:soft-page-break/>selezione dell'utente.</text:p>
              </text:list-item>
              <text:list-item>
                <text:p text:style-name="P94">UtenteGiocatore clicca su "Conferma".</text:p>
              </text:list-item>
              <text:list-item>
                <text:p text:style-name="P94">Il sistema<text:span text:style-name="T43">, in funzione dei pregi, difetti e tarocco dominante aggiorna le caratteristiche del personaggio di UtenteGiocatore.</text:span></text:p>
              </text:list-item>
              <text:list-item>
                <text:p text:style-name="P95">Il sistema aggiorna il punteggio di Vitalità e di Risoluzione<text:span text:style-name="T51">.</text:span></text:p>
              </text:list-item>
              <text:list-item>
                <text:p text:style-name="P93">Il sistema mostra<text:span text:style-name="T44"> </text:span><text:span text:style-name="T41">la schermata di selezione della professione e delle ablilità.</text:span></text:p>
              </text:list-item>
              <text:list-item>
                <text:p text:style-name="P95">UtenteGiocatore seleziona una professione.</text:p>
              </text:list-item>
              <text:list-item>
                <text:p text:style-name="P95">Il sistema aggiorna il totale dei punti abilità<text:span text:style-name="T45"> in base alle caratteristiche involte</text:span>.</text:p>
              </text:list-item>
              <text:list-item>
                <text:p text:style-name="P95">Il sistema aggiunge le abilità relative alla professione scelta<text:span text:style-name="T46"> e al tarocco dominante</text:span> alla lista delle competenze del personaggio<text:span text:style-name="T45">.</text:span></text:p>
              </text:list-item>
              <text:list-item>
                <text:p text:style-name="P95">UtenteGiocatore sceglie <text:span text:style-name="T47">le abilità e distribuisce i punti abilità rispettando i limiti imposti dal sistema.</text:span></text:p>
              </text:list-item>
              <text:list-item>
                <text:p text:style-name="P96">UtenteGiocatore clicca su "Co<text:span text:style-name="T45">mpleta</text:span>".</text:p>
              </text:list-item>
              <text:list-item>
                <text:p text:style-name="P96">Il sistema salva le preferenze di UtenteGiocatore.</text:p>
              </text:list-item>
              <text:list-item>
                <text:p text:style-name="P96">Il sistema indirizza UtenteGiocatore alla schermata di riepilogo.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2">ENTRY CONDITION: </text:p>
            <text:list xml:id="list2968179031" text:style-name="WWNum21">
              <text:list-item>
                <text:p text:style-name="P60">UtenteGiocatore si trova nella sua area personale<text:span text:style-name="T45">.</text:span></text:p>
              </text:list-item>
              <text:list-item>
                <text:p text:style-name="P97"><text:span text:style-name="T1">UtenteGiocatore partecipa ad una storia nella quale non ha nessun personaggio</text:span><text:span text:style-name="T19">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2">EXIT CONDITION:</text:p>
            <text:list xml:id="list231145990745888" text:continue-numbering="true" text:style-name="WWNum21">
              <text:list-item>
                <text:p text:style-name="P98"><text:span text:style-name="T20">U</text:span><text:span text:style-name="T1">tenteGiocatore ha creato il suo personaggio per la storia considerata.</text:span></text:p>
              </text:list-item>
              <text:list-item>
                <text:p text:style-name="P62">Il sistema memorizza tutti i dati del personaggio.</text:p>
              </text:list-item>
            </text:list>
          </table:table-cell>
        </table:table-row>
        <table:table-row table:style-name="Table2.1">
          <table:table-cell table:style-name="Table2.A6" office:value-type="string">
            <text:p text:style-name="P12">EX<text:span text:style-name="T48">CEPTIONAL</text:span> CONDITION:</text:p>
            <text:list xml:id="list231147144206928" text:continue-numbering="true" text:style-name="WWNum21">
              <text:list-item>
                <text:p text:style-name="P63">Al punto 5, il sistema rifiuta i campi che non sono ben formati<text:span text:style-name="T49">.</text:span></text:p>
              </text:list-item>
              <text:list-item>
                <text:p text:style-name="P71">Se al punto 11 UtenteGiocatore clicca sul pulsante di rifiuto, il sistema estrae un nuovo tarocco che può essere scelto come tarocco dominante.</text:p>
              </text:list-item>
              <text:list-item>
                <text:p text:style-name="P71">Se al punto 11 UtenteGiocatore rifiiuta due volte di seguito il tarocco estratto, il sistema ne estrae un terzo e obbliga UtenteGiocatore a sceglierlo<text:span text:style-name="T51"> come tarocco dominante.</text:span></text:p>
              </text:list-item>
              <text:list-item>
                <text:p text:style-name="P71">Se al punto 16 UtenteGiocatore clicca sul pulsante di rifiuto<text:span text:style-name="T50"> di uno dei tarocchi estratti</text:span>, il sistema<text:span text:style-name="T50"> ne</text:span> estrae un<text:span text:style-name="T50">o</text:span> nuovo <text:span text:style-name="T50">in corrispondenza di quel pulsante.</text:span></text:p>
              </text:list-item>
              <text:list-item>
                <text:p text:style-name="P72">Se al punto 16 UtenteGiocatore clicca sul pulsante di rifiuto per due volte di seguito in corrispondenza dello stesso <text:span text:style-name="T51">tarocco, il sistema ne estrae un terzo ed obbliga UtenteGiocatore a sceglierne il valore per le caratteristiche del seme associato.</text:span></text:p>
              </text:list-item>
              <text:list-item>
                <text:p text:style-name="P64">Se al punto 18 UtenteGiocatore assegna 2 punti ad una caratteristica, il sistema impedisce di diminuirne ulteriormente il valore.</text:p>
              </text:list-item>
              <text:list-item>
                <text:p text:style-name="P64">Se al punto 18 UtenteGiocatore assegna 6 punti ad una caratteristica, il sistema impedisce di aumentarne ulteriormente il valore.</text:p>
              </text:list-item>
            </text:list>
          </table:table-cell>
        </table:table-row>
      </table:table>
      <text:p text:style-name="P20"/>
      <text:p text:style-name="P29">UC_numeronumero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text:span text:style-name="T5">NAME: </text:span><text:span text:style-name="T7">ScritturaSessione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ACTORS: </text:span><text:span text:style-name="T7">UtenteModeratore</text:span></text:p>
          </table:table-cell>
        </table:table-row>
        <table:table-row table:style-name="Table1.1">
          <table:table-cell table:style-name="Table1.A1" office:value-type="string">
            <text:p text:style-name="P13">FLOW OF EVENTS: </text:p>
            <text:list xml:id="list3311827693" text:style-name="L1">
              <text:list-item>
                <text:p text:style-name="P43">Dalla sua pagina personale, UtenteModeratore accede alla sezione relativa alle storie che ha scritto attraverso un menu.</text:p>
              </text:list-item>
              <text:list-item>
                <text:p text:style-name="P43">Il sistema mostra una tabella con tutte le storie create da UtenteModeratore. Accanto al titolo vi è una breve descrizione della storia fornita dallo stesso UtenteModeratore. Sotto ogni titolo sono elencate tutte le sessioni relative alla storia e nell'ultima riga vi è un pulsante che consente di aggiungere una sessione.</text:p>
              </text:list-item>
              <text:list-item>
                <text:p text:style-name="P43">UtenteModeratore clicca sul pulsante per aggiungere una sessione che intende giocare in futuro.</text:p>
              </text:list-item>
              <text:list-item>
                <text:p text:style-name="P44">Il sistema indirizza UtenteModeratore alla schermata contenente due editor di testo.</text:p>
              </text:list-item>
              <text:list-item>
                <text:p text:style-name="P49">UtenteModeratore scrive liberamente tutto ciò che vuole visualizzare durante la partita.</text:p>
              </text:list-item>
              <text:list-item>
                <text:p text:style-name="P50">UtenteModeratore clicca sul pulsante che gli permette di salvare.</text:p>
              </text:list-item>
              <text:list-item>
                <text:p text:style-name="P50">Il sistema memorizza tutto il contenuto del testo.</text:p>
              </text:list-item>
              <text:list-item>
                <text:p text:style-name="P50">Il sistema indirizza UtenteModeratore alla sua pagina personale.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3">ENTRY CONDITION: </text:p>
            <text:list xml:id="list231146250379473" text:continue-list="list231147144206928" text:style-name="WWNum21">
              <text:list-item>
                <text:p text:style-name="P99"><text:span text:style-name="T19">U</text:span><text:span text:style-name="T1">tenteModeratore si trova nella sua pagina personale</text:span></text:p>
              </text:list-item>
              <text:list-item>
                <text:p text:style-name="P73">UtenteModeratore ha creato precedentemente una storia all'interno del sistema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3">EXIT CONDITION:</text:p>
            <text:list xml:id="list231147417025722" text:continue-numbering="true" text:style-name="WWNum21">
              <text:list-item>
                <text:p text:style-name="P74">UtenteModeratore ha creato una nuova sessione per la storia scelta.</text:p>
              </text:list-item>
            </text:list>
          </table:table-cell>
        </table:table-row>
        <table:table-row table:style-name="Table1.1">
          <table:table-cell table:style-name="Table1.A6" office:value-type="string">
            <text:p text:style-name="P13">EX<text:span text:style-name="T48">CEPTIONAL</text:span> CONDITION:</text:p>
            <text:list xml:id="list231146666368371" text:continue-numbering="true" text:style-name="WWNum21">
              <text:list-item>
                <text:p text:style-name="P65">Se al punto 6 UtenteModeratore clicca sul pulsante di salvataggio, ma l'area di testo non contiene nulla, il sistema notifica UtenteModeratore e impedisce di proseguire.</text:p>
              </text:list-item>
            </text:list>
          </table:table-cell>
        </table:table-row>
      </table:table>
      <text:p text:style-name="P21"/>
      <text:p text:style-name="P33">UC_numeronumero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9"><text:span text:style-name="T5">NAME: </text:span><text:span text:style-name="T12">AggiuntaKeyword</text:span></text:p>
          </table:table-cell>
        </table:table-row>
        <table:table-row table:style-name="Table6.1">
          <table:table-cell table:style-name="Table6.A1" office:value-type="string">
            <text:p text:style-name="P9"><text:span text:style-name="T5">ACTORS: </text:span><text:span text:style-name="T7">UtenteModeratore</text:span></text:p>
          </table:table-cell>
        </table:table-row>
        <table:table-row table:style-name="Table6.1">
          <table:table-cell table:style-name="Table6.A1" office:value-type="string">
            <text:p text:style-name="P17">FLOW OF EVENTS: </text:p>
            <text:list xml:id="list231147598431576" text:continue-list="list3311827693" text:style-name="L1">
              <text:list-item text:start-value="1">
                <text:p text:style-name="P51">UtenteModeratore scrive nella prima area di input la keyword che intende descrivere.</text:p>
              </text:list-item>
              <text:list-item>
                <text:p text:style-name="P51">UtenteModeratore scrive la descrizione della keyword nell'area di testo sottostante.</text:p>
              </text:list-item>
              <text:list-item>
                <text:p text:style-name="P51">UtenteModeratore clicca sul pulsante di aggiunta e sottomette i dati al sistema.</text:p>
              </text:list-item>
              <text:list-item>
                <text:p text:style-name="P51">Il sistema controlla la validità della keyword.</text:p>
              </text:list-item>
              <text:list-item>
                <text:p text:style-name="P51">Il sistema accetta la keyword e fa in modo che ogni sua occorrenza sia evidenziata nella pagina per la visualizzazione della sessione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17">ENTRY CONDITION: </text:p>
            <text:list xml:id="list231147826292246" text:continue-list="list231146666368371" text:style-name="WWNum21">
              <text:list-item>
                <text:p text:style-name="P100"><text:span text:style-name="T19">U</text:span><text:span text:style-name="T1">tenteModeratore si trova nella </text:span><text:span text:style-name="T23">pagina editor sessione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17">EXIT CONDITION:</text:p>
            <text:list xml:id="list231146956734091" text:continue-numbering="true" text:style-name="WWNum21">
              <text:list-item>
                <text:p text:style-name="P75">Il sistema memorizza la keyword</text:p>
              </text:list-item>
            </text:list>
          </table:table-cell>
        </table:table-row>
        <table:table-row table:style-name="Table6.1">
          <table:table-cell table:style-name="Table6.A6" office:value-type="string">
            <text:p text:style-name="P17">EX<text:span text:style-name="T48">CEPTIONAL</text:span> CONDITION:</text:p>
            <text:list xml:id="list231147410592484" text:continue-numbering="true" text:style-name="WWNum21">
              <text:list-item>
                <text:p text:style-name="P66">Se al punto 4 il sistema rileva che la keyword identificata è troppo breve o troppo lunga, ne impedisce la creazione.</text:p>
              </text:list-item>
              <text:list-item>
                <text:p text:style-name="P66"/>
              </text:list-item>
            </text:list>
          </table:table-cell>
        </table:table-row>
      </table:table>
      <text:p text:style-name="P22"/>
      <text:p text:style-name="P30">UC_numeronumero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><text:span text:style-name="T5">NAME: </text:span><text:span text:style-name="T8">InizioSessione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5">ACTORS: </text:span><text:span text:style-name="T7">UtenteModeratore</text:span></text:p>
          </table:table-cell>
        </table:table-row>
        <table:table-row table:style-name="Table3.1">
          <table:table-cell table:style-name="Table3.A1" office:value-type="string">
            <text:p text:style-name="P14">FLOW OF EVENTS: </text:p>
            <text:list xml:id="list231146979736401" text:continue-list="list231147598431576" text:style-name="L1">
              <text:list-item text:start-value="1">
                <text:p text:style-name="P45">Dalla sua pagina personale, UtenteModeratore accede alla<text:span text:style-name="T52"> sezione</text:span> <text:span text:style-name="T52">delle storie</text:span>.</text:p>
              </text:list-item>
              <text:list-item>
                <text:p text:style-name="P45">Il sistema mostra <text:span text:style-name="T52">la schermata che elenca tutte le storie e relative sessioni.</text:span></text:p>
              </text:list-item>
              <text:list-item>
                <text:p text:style-name="P45">UtenteModeratore clicca sul<text:span text:style-name="T52">la sessione che intende giocare.</text:span></text:p>
              </text:list-item>
              <text:list-item>
                <text:p text:style-name="P45">Il sistema indirizza UtenteModeratore alla schermata <text:span text:style-name="T52">di gestione della sessione di gioco, dove può leggere liberamente tutto ciò che ha scritto in precedenza.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14">ENTRY CONDITION: </text:p>
            <text:list xml:id="list231146738150054" text:continue-list="list231147410592484" text:style-name="WWNum21">
              <text:list-item>
                <text:p text:style-name="P101"><text:span text:style-name="T19">U</text:span><text:span text:style-name="T1">tenteModeratore si trova nella sua pagina personale</text:span></text:p>
              </text:list-item>
              <text:list-item>
                <text:p text:style-name="P101"><text:span text:style-name="T1">UtenteModeratore ha creato precedentemente una </text:span><text:span text:style-name="T21">sessione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14">EXIT CONDITION:</text:p>
            <text:list xml:id="list231147272206332" text:continue-numbering="true" text:style-name="WWNum21">
              <text:list-item>
                <text:p text:style-name="P76">UtenteModeratore si trova nella sezione relativa alla sessione</text:p>
              </text:list-item>
            </text:list>
          </table:table-cell>
        </table:table-row>
        <table:table-row table:style-name="Table3.1">
          <table:table-cell table:style-name="Table3.A6" office:value-type="string">
            <text:p text:style-name="P14">EX<text:span text:style-name="T48">CEPTIONAL</text:span> CONDITION:</text:p>
          </table:table-cell>
        </table:table-row>
      </table:table>
      <text:p text:style-name="P23"/>
      <text:p text:style-name="P31">UC_numeronumero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5">NAME: </text:span><text:span text:style-name="T9">VisualizzazioneKeyword</text:span></text:p>
          </table:table-cell>
        </table:table-row>
        <table:table-row table:style-name="Table4.1">
          <table:table-cell table:style-name="Table4.A1" office:value-type="string">
            <text:p text:style-name="P7"><text:span text:style-name="T5">ACTORS: </text:span><text:span text:style-name="T7">UtenteModeratore</text:span></text:p>
          </table:table-cell>
        </table:table-row>
        <table:table-row table:style-name="Table4.1">
          <table:table-cell table:style-name="Table4.A1" office:value-type="string">
            <text:p text:style-name="P15">FLOW OF EVENTS: </text:p>
            <text:list xml:id="list231147922640978" text:continue-list="list231146979736401" text:style-name="L1">
              <text:list-item text:start-value="1">
                <text:p text:style-name="P46">Dalla s<text:span text:style-name="T53">chermata di visualizzazione della sessione, UtenteModeratore clicca su una delle parole evidenziate dal sistema.</text:span></text:p>
              </text:list-item>
              <text:list-item>
                <text:p text:style-name="P53">Il sistema sostituisce il contenuto di un pannello laterale con la descrizione della keyword cliccata da UtenteModeratore.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15">ENTRY CONDITION: </text:p>
            <text:list xml:id="list231147116447729" text:continue-list="list231147272206332" text:style-name="WWNum21">
              <text:list-item>
                <text:p text:style-name="P102"><text:span text:style-name="T19">U</text:span><text:span text:style-name="T1">tenteModeratore si trova nella</text:span><text:span text:style-name="T22"> </text:span><text:span text:style-name="T21">sezione relativa alla sessione</text:span></text:p>
              </text:list-item>
              <text:list-item>
                <text:p text:style-name="P102"><text:span text:style-name="T1">UtenteModeratore ha creato precedentemente una </text:span><text:span text:style-name="T22">keyword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15">EXIT CONDITION:</text:p>
            <text:list xml:id="list231146996466020" text:continue-numbering="true" text:style-name="WWNum21">
              <text:list-item>
                <text:p text:style-name="P77">UtenteModeratore si trova nella sezione relativa alla sessione</text:p>
              </text:list-item>
            </text:list>
          </table:table-cell>
        </table:table-row>
        <table:table-row table:style-name="Table4.1">
          <table:table-cell table:style-name="Table4.A6" office:value-type="string">
            <text:p text:style-name="P15">EX<text:span text:style-name="T48">CEPTIONAL</text:span> CONDITION:</text:p>
          </table:table-cell>
        </table:table-row>
      </table:table>
      <text:p text:style-name="P24"/>
      <text:p text:style-name="P32">UC_numeronumero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8"><text:span text:style-name="T5">NAME: </text:span><text:span text:style-name="T10">ModificaSessione</text:span></text:p>
          </table:table-cell>
        </table:table-row>
        <table:table-row table:style-name="Table5.1">
          <table:table-cell table:style-name="Table5.A1" office:value-type="string">
            <text:p text:style-name="P26"><text:span text:style-name="T5">ACTORS: </text:span><text:span text:style-name="T7">UtenteModeratore</text:span></text:p>
          </table:table-cell>
        </table:table-row>
        <table:table-row table:style-name="Table5.1">
          <table:table-cell table:style-name="Table5.A1" office:value-type="string">
            <text:p text:style-name="P16">FLOW OF EVENTS: </text:p>
            <text:list xml:id="list231146380243482" text:continue-list="list231147922640978" text:style-name="L1">
              <text:list-item text:start-value="1">
                <text:p text:style-name="P47">Dalla s<text:span text:style-name="T53">chermata di visualizzazione della sessione, UtenteModeratore clicca sul pulsante per modificare la sessione.</text:span></text:p>
              </text:list-item>
              <text:list-item>
                <text:p text:style-name="P54">Il sistema <text:span text:style-name="T54">indirizza UtenteModeratore alla pagina contenente l'editor per la sessione.</text:span></text:p>
              </text:list-item>
              <text:list-item>
                <text:p text:style-name="P55">Il sistema inserisce il contenuto della sessione all'interno dell'editor.</text:p>
              </text:list-item>
              <text:list-item>
                <text:p text:style-name="P55">UtenteModeratore <text:span text:style-name="T55">modifica il testo che aveva scritto</text:span>.</text:p>
              </text:list-item>
              <text:list-item>
                <text:p text:style-name="P55">UtenteModeratore clicca sul pulsante di salvataggio.</text:p>
              </text:list-item>
              <text:list-item>
                <text:p text:style-name="P55">Il sistema memorizza il contenuto del testo.</text:p>
              </text:list-item>
              <text:list-item>
                <text:p text:style-name="P55">Il sistema indirizza UtenteModeratore alla schermata di visualizzazione sessione.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16">ENTRY CONDITION: </text:p>
            <text:list xml:id="list231147290310459" text:continue-list="list231146996466020" text:style-name="WWNum21">
              <text:list-item>
                <text:p text:style-name="P103"><text:span text:style-name="T19">U</text:span><text:span text:style-name="T1">tenteModeratore si trova nella</text:span><text:span text:style-name="T22"> </text:span><text:span text:style-name="T21">sezione relativa alla sessione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16">EXIT CONDITION:</text:p>
            <text:list xml:id="list231147205564702" text:continue-numbering="true" text:style-name="WWNum21">
              <text:list-item>
                <text:p text:style-name="P78">UtenteModeratore si trova nella sezione relativa alla sessione</text:p>
              </text:list-item>
              <text:list-item>
                <text:p text:style-name="P75">Il sistema ha memorizzato le modifiche apportate da UtenteModeratore</text:p>
              </text:list-item>
            </text:list>
          </table:table-cell>
        </table:table-row>
        <table:table-row table:style-name="Table5.1">
          <table:table-cell table:style-name="Table5.A6" office:value-type="string">
            <text:p text:style-name="P16">EX<text:span text:style-name="T48">CEPTIONAL</text:span> CONDITION:</text:p>
            <text:list xml:id="list231147558555105" text:continue-numbering="true" text:style-name="WWNum21">
              <text:list-item>
                <text:p text:style-name="P58"><text:span text:style-name="T11">Se al punto </text:span><text:span text:style-name="T10">5</text:span><text:span text:style-name="T11"> UtenteModeratore clicca sul pulsante di salvataggio, ma l'area di testo non contiene nulla, il sistema notifica UtenteModeratore e impedisce di proseguire.</text:span></text:p>
              </text:list-item>
            </text:list>
          </table:table-cell>
        </table:table-row>
      </table:table>
      <text:p text:style-name="P25"/>
      <text:p text:style-name="P34">UC_numeronumero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0"><text:span text:style-name="T5">NAME: </text:span><text:span text:style-name="T13">GestioneScontro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T5">ACTORS: </text:span><text:span text:style-name="T7">UtenteModeratore</text:span></text:p>
          </table:table-cell>
        </table:table-row>
        <table:table-row table:style-name="Table7.1">
          <table:table-cell table:style-name="Table7.A1" office:value-type="string">
            <text:p text:style-name="P18">FLOW OF EVENTS: </text:p>
            <text:list xml:id="list231146817746244" text:continue-list="list231146380243482" text:style-name="L1">
              <text:list-item text:start-value="1">
                <text:p text:style-name="P52">UtenteModeratore<text:span text:style-name="T56">, all'interno della schermata di visualizzazione della sessione, clicca sul pannello relativo allo scontro.</text:span></text:p>
              </text:list-item>
              <text:list-item>
                <text:p text:style-name="P56">Il sistema mostra la schermata relativa allo scontro.</text:p>
              </text:list-item>
              <text:list-item>
                <text:p text:style-name="P56">Il sistema crea la tabella dell'ordine di chiamata attraverso i valori di Risoluzione dei PG e dei PNG che partecipano allo scontro.</text:p>
              </text:list-item>
              <text:list-item>
                <text:p text:style-name="P56">Il sistema mostra tutte le informazioni dei PNG gestiti da UtenteModeratore.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18">ENTRY CONDITION: </text:p>
            <text:list xml:id="list231147156510166" text:continue-list="list231147558555105" text:style-name="WWNum21">
              <text:list-item>
                <text:p text:style-name="P104"><text:span text:style-name="T19">U</text:span><text:span text:style-name="T1">tenteModeratore si trova nella </text:span><text:span text:style-name="T24">sezione relativa alla sessione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18">EXIT CONDITION:</text:p>
            <text:list xml:id="list231146544512274" text:continue-numbering="true" text:style-name="WWNum21">
              <text:list-item>
                <text:p text:style-name="P79">UtenteModeratore si trova nella schermata dello scontro</text:p>
              </text:list-item>
              <text:list-item>
                <text:p text:style-name="P79">Il sistema evidenzia la riga del personaggio di turno</text:p>
              </text:list-item>
            </text:list>
          </table:table-cell>
        </table:table-row>
        <table:table-row table:style-name="Table7.1">
          <table:table-cell table:style-name="Table7.A6" office:value-type="string">
            <text:p text:style-name="P18">EX<text:span text:style-name="T48">CEPTIONAL</text:span> CONDITION:</text:p>
          </table:table-cell>
        </table:table-row>
      </table:table>
      <text:p text:style-name="P27"/>
      <text:p text:style-name="P34">UC_numeronumero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0"><text:span text:style-name="T5">NAME: </text:span><text:span text:style-name="T13">GestioneChiamata</text:span></text:p>
          </table:table-cell>
        </table:table-row>
        <table:table-row table:style-name="Table8.1">
          <table:table-cell table:style-name="Table8.A1" office:value-type="string">
            <text:p text:style-name="P10"><text:span text:style-name="T5">ACTORS: </text:span><text:span text:style-name="T7">UtenteModeratore</text:span></text:p>
          </table:table-cell>
        </table:table-row>
        <table:table-row table:style-name="Table8.1">
          <table:table-cell table:style-name="Table8.A1" office:value-type="string">
            <text:p text:style-name="P18">FLOW OF EVENTS: </text:p>
            <text:list xml:id="list231147470554128" text:continue-list="list231146817746244" text:style-name="L1">
              <text:list-item text:start-value="1">
                <text:p text:style-name="P67">UtenteModeratore, all'interno della schermata dello scontro, visualizza l'elenco dell'ordine di chiamata.</text:p>
              </text:list-item>
              <text:list-item>
                <text:p text:style-name="P67">UtenteModeratore fa avanzare il turno di combattimento cliccando il pulsante sottostante.</text:p>
              </text:list-item>
              <text:list-item>
                <text:p text:style-name="P67">Il sistema evidenzia la riga successiva.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P18">ENTRY CONDITION: </text:p>
            <text:list xml:id="list231146288505320" text:continue-list="list231146544512274" text:style-name="WWNum21">
              <text:list-item>
                <text:p text:style-name="P104"><text:span text:style-name="T19">U</text:span><text:span text:style-name="T1">tenteModeratore si trova nella </text:span><text:span text:style-name="T24">sezione relativa alla sessione</text:span></text:p>
              </text:list-item>
              <text:list-item>
                <text:p text:style-name="P79">Il sistema evidenzia la riga del personaggio di turno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P18">EXIT CONDITION:</text:p>
            <text:list xml:id="list231146105424407" text:continue-numbering="true" text:style-name="WWNum21">
              <text:list-item>
                <text:p text:style-name="P79">UtenteModeratore si trova nella schermata dello scontro</text:p>
              </text:list-item>
            </text:list>
          </table:table-cell>
        </table:table-row>
        <table:table-row table:style-name="Table8.1">
          <table:table-cell table:style-name="Table8.A6" office:value-type="string">
            <text:p text:style-name="P18">EX<text:span text:style-name="T48">CEPTIONAL</text:span> CONDITION:</text:p>
            <text:list xml:id="list231147589721218" text:continue-numbering="true" text:style-name="WWNum21">
              <text:list-item>
                <text:p text:style-name="P69">Se la riga evidenziata è l'ultima presente nell'elenco e <text:span text:style-name="T57">al punto 2 UtenteModeratore clicca sul pulsante di avanzamento, il sistema evidenzia la prima.</text:span></text:p>
              </text:list-item>
            </text:list>
          </table:table-cell>
        </table:table-row>
      </table:table>
      <text:p text:style-name="P27"/>
      <text:p text:style-name="P35">UC_numeronumero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1"><text:span text:style-name="T5">NAME: </text:span><text:span text:style-name="T14">GestioneNPC</text:span></text:p>
          </table:table-cell>
        </table:table-row>
        <table:table-row table:style-name="Table9.1">
          <table:table-cell table:style-name="Table9.A1" office:value-type="string">
            <text:p text:style-name="P11"><text:span text:style-name="T5">ACTORS: </text:span><text:span text:style-name="T7">UtenteModeratore</text:span></text:p>
          </table:table-cell>
        </table:table-row>
        <table:table-row table:style-name="Table9.1">
          <table:table-cell table:style-name="Table9.A1" office:value-type="string">
            <text:p text:style-name="P19">FLOW OF EVENTS: </text:p>
            <text:list xml:id="list231146758825842" text:continue-list="list231147470554128" text:style-name="L1">
              <text:list-item text:start-value="1">
                <text:p text:style-name="P68">UtenteModeratore, all'interno della schermata dello scontro, visualizza <text:span text:style-name="T57">i dati degli NPC relativi allo sontro.</text:span></text:p>
              </text:list-item>
              <text:list-item>
                <text:p text:style-name="P106">AGGIUNTA FERITA ESTENDE QUESTO CASO D'USO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p text:style-name="P19">ENTRY CONDITION: </text:p>
            <text:list xml:id="list231147819354318" text:continue-list="list231147589721218" text:style-name="WWNum21">
              <text:list-item>
                <text:p text:style-name="P105"><text:span text:style-name="T19">U</text:span><text:span text:style-name="T1">tenteModeratore si trova nella </text:span><text:span text:style-name="T24">sezione relativa alla sessione</text:span>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p text:style-name="P19">EXIT CONDITION:</text:p>
            <text:list xml:id="list231146925225717" text:continue-numbering="true" text:style-name="WWNum21">
              <text:list-item>
                <text:p text:style-name="P80">????????</text:p>
              </text:list-item>
            </text:list>
          </table:table-cell>
        </table:table-row>
        <table:table-row table:style-name="Table9.1">
          <table:table-cell table:style-name="Table9.A6" office:value-type="string">
            <text:p text:style-name="P19">EX<text:span text:style-name="T48">CEPTIONAL</text:span> CONDITION:</text:p>
            <text:list xml:id="list231147767974824" text:continue-numbering="true" text:style-name="WWNum21">
              <text:list-item>
                <text:p text:style-name="P70">????????</text:p>
              </text:list-item>
            </text:list>
          </table:table-cell>
        </table:table-row>
      </table:table>
      <text:p text:style-name="P28"/>
      <text:p text:style-name="P35">UC_numeronumero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1"><text:span text:style-name="T5">NAME: </text:span><text:span text:style-name="T14">AperturaSezionePG</text:span></text:p>
          </table:table-cell>
        </table:table-row>
        <table:table-row table:style-name="Table10.1">
          <table:table-cell table:style-name="Table10.A1" office:value-type="string">
            <text:p text:style-name="P11"><text:span text:style-name="T5">ACTORS: </text:span><text:span text:style-name="T7">Utente</text:span><text:span text:style-name="T14">Giocatore</text:span></text:p>
          </table:table-cell>
        </table:table-row>
        <table:table-row table:style-name="Table10.1">
          <table:table-cell table:style-name="Table10.A1" office:value-type="string">
            <text:p text:style-name="P19">FLOW OF EVENTS: </text:p>
            <text:list xml:id="list231147249049950" text:continue-list="list231146758825842" text:style-name="L1">
              <text:list-item text:start-value="1">
                <text:p text:style-name="P48">Dalla sua pagina personale, <text:span text:style-name="T57">UtenteGiocatore</text:span> <text:span text:style-name="T57">visualizza l'elenco delle storie a cui partecipa e il personaggio che interpreta in ognuna di esse, se esiste.</text:span></text:p>
              </text:list-item>
              <text:list-item>
                <text:p text:style-name="P57">UtenteGiocatore clicca sul pulsante Gioca.</text:p>
              </text:list-item>
              <text:list-item>
                <text:p text:style-name="P48">Il sistema <text:span text:style-name="T57">indirizza UtenteGiocatore alla schermata e gli mostra la scheda del suo personaggio.</text:span></text:p>
              </text:list-item>
            </text:list>
          </table:table-cell>
        </table:table-row>
        <table:table-row table:style-name="Table10.1">
          <table:table-cell table:style-name="Table10.A1" office:value-type="string">
            <text:p text:style-name="P19">ENTRY CONDITION: </text:p>
            <text:list xml:id="list231146029476077" text:continue-list="list231147767974824" text:style-name="WWNum21">
              <text:list-item>
                <text:p text:style-name="P105"><text:span text:style-name="T25">UtenteGiocatore</text:span><text:span text:style-name="T1"> si trova nella </text:span><text:span text:style-name="T24">s</text:span><text:span text:style-name="T25">ua area personale</text:span></text:p>
              </text:list-item>
              <text:list-item>
                <text:p text:style-name="P107"><text:span text:style-name="T25">U</text:span><text:span text:style-name="T1">tenteGiocatore partecipa ad almeno una storia nella quale interpreta un personaggio</text:span></text:p>
              </text:list-item>
            </text:list>
          </table:table-cell>
        </table:table-row>
        <table:table-row table:style-name="Table10.1">
          <table:table-cell table:style-name="Table10.A1" office:value-type="string">
            <text:p text:style-name="P19">EXIT CONDITION:</text:p>
            <text:list xml:id="list231146280626574" text:continue-numbering="true" text:style-name="WWNum21">
              <text:list-item>
                <text:p text:style-name="P80">UtenteGiocatore si trova nella sezione che mostra il suo personaggio</text:p>
              </text:list-item>
            </text:list>
          </table:table-cell>
        </table:table-row>
        <table:table-row table:style-name="Table10.1">
          <table:table-cell table:style-name="Table10.A6" office:value-type="string">
            <text:p text:style-name="P19">EX<text:span text:style-name="T48">CEPTIONAL</text:span> CONDITION<text:span text:style-name="T57">:</text:span></text:p>
            <text:p text:style-name="P19"/>
          </table:table-cell>
        </table:table-row>
      </table:table>
      <text:p text:style-name="P28"/>
      <text:p text:style-name="P35">UC_numeronumero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1"><text:span text:style-name="T5">NAME: </text:span><text:span text:style-name="T14">GestionePG</text:span></text:p>
          </table:table-cell>
        </table:table-row>
        <table:table-row table:style-name="Table11.1">
          <table:table-cell table:style-name="Table11.A1" office:value-type="string">
            <text:p text:style-name="P11"><text:span text:style-name="T5">ACTORS: </text:span><text:span text:style-name="T7">Utente</text:span><text:span text:style-name="T14">Giocatore</text:span></text:p>
          </table:table-cell>
        </table:table-row>
        <table:table-row table:style-name="Table11.1">
          <table:table-cell table:style-name="Table11.A1" office:value-type="string">
            <text:p text:style-name="P19">FLOW OF EVENTS: </text:p>
            <text:p text:style-name="P3">UTENTEGIOCATORE PUÒ AGGIUNGERE/RIMUOVERE FERITE E OGGETTI DALL'INVENTARIO.</text:p>
          </table:table-cell>
        </table:table-row>
        <table:table-row table:style-name="Table11.1">
          <table:table-cell table:style-name="Table11.A1" office:value-type="string">
            <text:p text:style-name="P19">ENTRY CONDITION: </text:p>
            <text:list xml:id="list231146056804716" text:continue-numbering="true" text:style-name="WWNum21">
              <text:list-item>
                <text:p text:style-name="P81">UtenteGiocatore si trova nella sezione che mostra il suo personaggio</text:p>
              </text:list-item>
            </text:list>
          </table:table-cell>
        </table:table-row>
        <table:table-row table:style-name="Table11.1">
          <table:table-cell table:style-name="Table11.A1" office:value-type="string">
            <text:p text:style-name="P19">EXIT CONDITION:</text:p>
            <text:list xml:id="list231146930307441" text:continue-numbering="true" text:style-name="WWNum21">
              <text:list-item>
                <text:p text:style-name="P82">???????</text:p>
              </text:list-item>
            </text:list>
          </table:table-cell>
        </table:table-row>
        <table:table-row table:style-name="Table11.1">
          <table:table-cell table:style-name="Table11.A6" office:value-type="string">
            <text:p text:style-name="P19">EX<text:span text:style-name="T48">CEPTIONAL</text:span> CONDITION<text:span text:style-name="T57">:</text:span></text:p>
            <text:p text:style-name="P19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6" style:display-name="ListLabel 56" style:family="text">
      <style:text-properties style:font-name="Century Gothic" fo:font-family="'Century Gothic'" style:font-family-generic="roman" style:font-pitch="variable" fo:font-weight="normal" style:font-weight-asian="normal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0">
      <text:list-level-style-number text:level="1" text:style-name="ListLabel_20_56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6.2$Linux_X86_64 LibreOffice_project/00m0$Build-2</meta:generator>
    <meta:editing-cycles>0</meta:editing-cycles>
    <meta:editing-duration>P0D</meta:editing-duration>
    <meta:document-statistic meta:table-count="11" meta:image-count="0" meta:object-count="0" meta:page-count="12" meta:paragraph-count="193" meta:word-count="1742" meta:character-count="11861" meta:non-whitespace-character-count="10403"/>
  </office:meta>
</office:document-meta>
</file>